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1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2.689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USB Board Parts List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3">
          <table:table-cell office:value-type="string">
            <text:p>Reference_Designator(s)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PN_Digi-Key</text:p>
          </table:table-cell>
          <table:table-cell office:value-type="string">
            <text:p>PN_Jameco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<text:s text:c="2"/>1</text:p>
          </table:table-cell>
          <table:table-cell office:value-type="string">
            <text:p>1.0uF +80% -20% 25V Y5V 0805</text:p>
          </table:table-cell>
          <table:table-cell office:value-type="string">
            <text:p>311-1358-1-ND</text:p>
          </table:table-cell>
          <table:table-cell/>
        </table:table-row>
        <table:table-row table:style-name="ro2">
          <table:table-cell office:value-type="string">
            <text:p>C2</text:p>
          </table:table-cell>
          <table:table-cell office:value-type="string">
            <text:p><text:s text:c="2"/>1</text:p>
          </table:table-cell>
          <table:table-cell office:value-type="string">
            <text:p>4.7uF 10% 16V X5R 0805</text:p>
          </table:table-cell>
          <table:table-cell office:value-type="string">
            <text:p>445-7640-1-ND</text:p>
          </table:table-cell>
          <table:table-cell/>
        </table:table-row>
        <table:table-row table:style-name="ro2">
          <table:table-cell office:value-type="string">
            <text:p>C3</text:p>
          </table:table-cell>
          <table:table-cell office:value-type="string">
            <text:p><text:s text:c="2"/>1</text:p>
          </table:table-cell>
          <table:table-cell office:value-type="string">
            <text:p>0.1uF 10% 50V X7R 0805</text:p>
          </table:table-cell>
          <table:table-cell office:value-type="string">
            <text:p>399-1170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<text:s text:c="2"/>1</text:p>
          </table:table-cell>
          <table:table-cell office:value-type="string">
            <text:p>LED Green : SMT 1206</text:p>
          </table:table-cell>
          <table:table-cell/>
          <table:table-cell office:value-type="float" office:value="2039902">
            <text:p>2039902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<text:s text:c="2"/>1</text:p>
          </table:table-cell>
          <table:table-cell office:value-type="string">
            <text:p>LED Red : SMT 1206</text:p>
          </table:table-cell>
          <table:table-cell/>
          <table:table-cell office:value-type="float" office:value="1556414">
            <text:p>1556414</text:p>
          </table:table-cell>
        </table:table-row>
        <table:table-row table:style-name="ro2">
          <table:table-cell office:value-type="string">
            <text:p>L1</text:p>
          </table:table-cell>
          <table:table-cell office:value-type="string">
            <text:p><text:s text:c="2"/>1</text:p>
          </table:table-cell>
          <table:table-cell office:value-type="string">
            <text:p>Ferrite Bead SMT 1000 ohm:100MHz</text:p>
          </table:table-cell>
          <table:table-cell office:value-type="string">
            <text:p>445-1559-1-ND</text:p>
          </table:table-cell>
          <table:table-cell/>
        </table:table-row>
        <table:table-row table:style-name="ro2">
          <table:table-cell office:value-type="string">
            <text:p>P1</text:p>
          </table:table-cell>
          <table:table-cell office:value-type="string">
            <text:p><text:s text:c="2"/>1</text:p>
          </table:table-cell>
          <table:table-cell office:value-type="string">
            <text:p>1 x 6 Sq Pin Socket 0.025 pin 0.1 space</text:p>
          </table:table-cell>
          <table:table-cell office:value-type="string">
            <text:p>S7039-ND</text:p>
          </table:table-cell>
          <table:table-cell/>
        </table:table-row>
        <table:table-row table:style-name="ro2">
          <table:table-cell office:value-type="string">
            <text:p>R1,R2</text:p>
          </table:table-cell>
          <table:table-cell office:value-type="string">
            <text:p><text:s text:c="2"/>2</text:p>
          </table:table-cell>
          <table:table-cell office:value-type="string">
            <text:p>1.00K 1/8W 1% 0805</text:p>
          </table:table-cell>
          <table:table-cell office:value-type="string">
            <text:p>311-1.00KCRCT-ND</text:p>
          </table:table-cell>
          <table:table-cell/>
        </table:table-row>
        <table:table-row table:style-name="ro2">
          <table:table-cell office:value-type="string">
            <text:p>R3,R4,R5,R10</text:p>
          </table:table-cell>
          <table:table-cell office:value-type="string">
            <text:p><text:s text:c="2"/>4</text:p>
          </table:table-cell>
          <table:table-cell office:value-type="string">
            <text:p>DNI Do Not Install - 1/8W 1% 0805</text:p>
          </table:table-cell>
          <table:table-cell office:value-type="string">
            <text:p>No P/N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<text:s text:c="2"/>1</text:p>
          </table:table-cell>
          <table:table-cell office:value-type="string">
            <text:p>10.0K 1/8W 1% 0805</text:p>
          </table:table-cell>
          <table:table-cell office:value-type="string">
            <text:p>311-10.0KCRCT-ND</text:p>
          </table:table-cell>
          <table:table-cell/>
        </table:table-row>
        <table:table-row table:style-name="ro2">
          <table:table-cell office:value-type="string">
            <text:p>R7,R8,R9</text:p>
          </table:table-cell>
          <table:table-cell office:value-type="string">
            <text:p><text:s text:c="2"/>3</text:p>
          </table:table-cell>
          <table:table-cell office:value-type="string">
            <text:p>220 1/8W 1% 0805</text:p>
          </table:table-cell>
          <table:table-cell office:value-type="string">
            <text:p>311-220CRCT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<text:s text:c="2"/>1</text:p>
          </table:table-cell>
          <table:table-cell office:value-type="string">
            <text:p>FT232RL USB UART: SSOP-28</text:p>
          </table:table-cell>
          <table:table-cell office:value-type="string">
            <text:p>768-1007-1-ND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8/19/2013</text:date>, <text:time>15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Jonathan Weaver</meta:printed-by>
    <meta:print-date>2013-08-19T15:44:47.47</meta:print-date>
    <dc:date>2013-08-19T15:45:06.07</dc:date>
    <dc:creator>Jonathan Weaver</dc:creator>
    <meta:document-statistic meta:table-count="1" meta:cell-count="54" meta:object-count="0"/>
    <meta:generator>OpenOffice.org/3.4.1$Win32 OpenOffice.org_project/341m1$Build-9593</meta:generator>
  </office:meta>
</office:document-meta>
</file>